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nderingResponseTests.modelAttributeConven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nderingResponseTests.re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RenderingResponse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nderingResponseTests.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nderingResponseTests.modelAttributesConven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nderingResponseTests.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nderingResponse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nderingResponseTests.notModifie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RenderingResponseTests.mode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nderingResponseTests.not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RenderingResponseTests.writ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RenderingResponseTests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View.renderInternal( Map &lt; String , Object &gt; renderAttributes ,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